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Elisabeth Kähler</text:p>
            <text:p text:style-name="P10"/>
            <text:p text:style-name="P10">Direct Consulting Executive</text:p>
            <text:p text:style-name="Contact_20_info">1234567890 – <text:span text:style-name="T15">terese@muller.net – </text:span><text:span text:style-name="T16">www.my-website.com – </text:span><text:span text:style-name="T19">23.02.1961 – </text:span><text:span text:style-name="T20">56187 Bad Andrewland - </text:span><text:span text:style-name="T19"><text:s/>Schweiz - ledig</text:span></text:p>
            <text:p text:style-name="Contact_20_info"/>
            <text:p text:style-name="P7">Sed ducimus repellendus optio no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84c7d602-7871-4d3f-8c14-e81d68fd331e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62563c8-0832-4f71-9ec5-addc4f7700fc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04683f8-82b1-4096-b92e-ae07a93a7e01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lisabeth Kähler, Eifgenstr. 2, 56187 Bad Andrewland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d Andrewland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Direct Consulting Executive</text:h>
      <text:p text:style-name="P14"/>
      <text:p text:style-name="P11">Sehr geehrte Damen und Herren</text:p>
      <text:p text:style-name="P11"/>
      <text:p text:style-name="P11">Nulla error dolores excepturi mollitia est nobis quo.</text:p>
      <text:p text:style-name="P11"/>
      <text:p text:style-name="P11">Quia quia sint quo adipisci excepturi minima eum.</text:p>
      <text:p text:style-name="P11"/>
      <text:p text:style-name="P11">Cumque voluptatem consequatur labore id.</text:p>
      <text:p text:style-name="P11"/>
      <text:p text:style-name="P11">Freundliche Grüße</text:p>
      <text:p text:style-name="P11"/>
      <text:p text:style-name="P11">Elisabeth Kähl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Elisabeth Käh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